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1b2117" officeooo:paragraph-rsid="001b2117"/>
    </style:style>
    <style:style style:name="P2" style:family="paragraph" style:parent-style-name="Standard">
      <style:paragraph-properties fo:line-height="200%" fo:text-align="start" style:justify-single-word="false"/>
      <style:text-properties officeooo:rsid="001b2117" officeooo:paragraph-rsid="001b2117"/>
    </style:style>
    <style:style style:name="P3" style:family="paragraph" style:parent-style-name="Standard">
      <style:paragraph-properties fo:line-height="200%" fo:text-align="center" style:justify-single-word="false"/>
      <style:text-properties officeooo:rsid="001b2117" officeooo:paragraph-rsid="001b2117"/>
    </style:style>
    <style:style style:name="P4" style:family="paragraph" style:parent-style-name="Standard">
      <style:paragraph-properties fo:line-height="200%" fo:text-align="justify" style:justify-single-word="false"/>
      <style:text-properties officeooo:rsid="001b2117" officeooo:paragraph-rsid="001b2117"/>
    </style:style>
    <style:style style:name="P5" style:family="paragraph" style:parent-style-name="Standard">
      <style:paragraph-properties fo:line-height="200%" fo:text-align="center" style:justify-single-word="false"/>
      <style:text-properties fo:font-style="normal" fo:font-weight="normal" officeooo:rsid="001b2117" officeooo:paragraph-rsid="001b211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style="normal" fo:font-weight="normal" officeooo:rsid="001b2117" officeooo:paragraph-rsid="001b211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style="normal" fo:font-weight="normal" officeooo:rsid="001c1963" officeooo:paragraph-rsid="001c196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fo:font-style="normal" fo:font-weight="normal" officeooo:rsid="001c1963" officeooo:paragraph-rsid="001c196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fo:font-style="normal" fo:font-weight="normal" officeooo:rsid="001c1963" officeooo:paragraph-rsid="001c196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200%" fo:text-align="center" style:justify-single-word="false"/>
      <style:text-properties fo:font-style="italic" fo:font-weight="normal" officeooo:rsid="001c1963" officeooo:paragraph-rsid="001c1963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line-height="200%" fo:text-align="center" style:justify-single-word="false" fo:break-before="page"/>
      <style:text-properties fo:font-style="italic" fo:font-weight="normal" officeooo:rsid="001c1963" officeooo:paragraph-rsid="001c1963" style:font-style-asian="italic" style:font-weight-asian="normal" style:font-style-complex="italic" style:font-weight-complex="normal"/>
    </style:style>
    <style:style style:name="T1" style:family="text">
      <style:text-properties officeooo:rsid="001b21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196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19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ão Rodrigo Mota da Costa | Citeforma</text:p>
      <text:p text:style-name="P2">Curso Técnico Especialista em Cibersegurança | CET 8493 </text:p>
      <text:p text:style-name="P2">Fundamentos de Cibersegurança | UFCD 9188</text:p>
      <text:p text:style-name="P2">7 de Dezembro de 2022</text:p>
      <text:p text:style-name="P2">Descrição de ataques cibernéticos nos variados tipos de vetores</text:p>
      <text:p text:style-name="P2"/>
      <text:p text:style-name="P3">Ataques cibernéticos via Email e redes sociais</text:p>
      <text:p text:style-name="P3"/>
      <text:p text:style-name="P4"><text:tab/>Grande parte dos ataques via email e redes sociais são principalmente ataques de <text:span text:style-name="T2">phishing</text:span><text:span text:style-name="T4">, onde o atacante faz-se passar por alguém de confiança da vitima - seja um colega de trabalho, um superior, ou até um famíliar – e envia um link que parece ser de confiança, mas na realidade é uma página falsa – normalmente disfarçada de alguma rede social ou até uma ferramenta interna de trabalho – para a vitima por as suas credênciais. Outros tipos de ataque, mais comum no inicio dos anos 2000, era enviar malware disfarçado de outros tipos de ficheiros. Um exemplo disso era o famoso ILOVEYOU, que enviava uma “carta de amor” com a extensão visivel .txt, mas na realidade era um script com extensão .vbs, que enviava o mesmo ficheiro para todos os contactos da vitima.</text:span></text:p>
      <text:p text:style-name="P2"><text:span text:style-name="T4"/></text:p>
      <text:p text:style-name="P3"><text:span text:style-name="T4">Ataques cibernéticos via dispositivos e dispositivos amoviveis</text:span></text:p>
      <text:p text:style-name="P3"><text:span text:style-name="T4"/></text:p>
      <text:p text:style-name="P4"><text:tab/>Ataques a dispositivos fisicos normalmente envolve ter acesso fisico ao dispositivo e instalar um <text:s/>malware diretamente na máquina, por via de dispositivos amoviveis, como <text:span text:style-name="T2">pens</text:span><text:span text:style-name="T4"> e discos rigidos externos. Neste caso, o dispositivo amovivel é o meio de transmissão e propagação da infeção. Caso o computador tenha uma porta aberta para a internet, há uma probabilidade de o atacante não precisar de </text:span><text:soft-page-break/><text:span text:style-name="T4">ter acesso fisico ao estabelecer uma ligação remota com a máquina e usar como o meio de transmissão da infeção.</text:span></text:p>
      <text:p text:style-name="P3"><text:span text:style-name="T4">Ataques cibernéticos por via de </text:span><text:span text:style-name="T2">Browsers</text:span></text:p>
      <text:p text:style-name="P5"/>
      <text:p text:style-name="P6"><text:tab/>Os ataques cibernéticos <text:span text:style-name="T5">por via de </text:span><text:span text:style-name="T3">Browsers</text:span><text:span text:style-name="T5"> é feito principalmente por ataques </text:span><text:span text:style-name="T3">Drive-by</text:span><text:span text:style-name="T5">, em que a vitima acede a um link que aciona um </text:span><text:span text:style-name="T3">download</text:span><text:span text:style-name="T5"> de um malware sem o conhecimento da vitima. Isto pode ser feito ao enviar um link ou um ficheiro diretamente, ou até por engano da vitima, ao encontrar no link numa página web e carregar no mesmo.</text:span></text:p>
      <text:p text:style-name="P6"><text:tab/><text:span text:style-name="T5">Outro tipo de ataque via </text:span><text:span text:style-name="T3">browser</text:span><text:span text:style-name="T5"> é por via dos </text:span><text:span text:style-name="T3">cookies</text:span><text:span text:style-name="T5">. O atacante, caso tenha acesso aos </text:span><text:span text:style-name="T3">cookies</text:span><text:span text:style-name="T5"> da vitima, pode recolher credênciais e usar as mesmas, parecido a um ataque de </text:span><text:span text:style-name="T3">phishing.</text:span></text:p>
      <text:p text:style-name="P7"/>
      <text:p text:style-name="P8">Ataques cibernéticos por via <text:span text:style-name="T2">Wireless</text:span></text:p>
      <text:p text:style-name="P8"><text:span text:style-name="T4"/></text:p>
      <text:p text:style-name="P9"><text:tab/>Ataques via <text:span text:style-name="T2">wireless</text:span> (ou “ataques sem fios”, como pessoalmente gosto de chamar) são ataques que usam as redes Wifi ou Bluetooth como meio de infeção. A forma mais comum para este tipo de ataques é pelo atacante fazer-se passar por uma rede Wifi ou um dispositivo Bluetooth que uma vitima ao qual se pode ligar e o atacante usa essa ligação para monitorizar e tirar informações sobre o tipo de dispositivo que tem. Também pode usar estas comunicações para enviar links e ficheiros maliciosos.</text:p>
      <text:p text:style-name="P9"/>
      <text:p text:style-name="P10"/>
      <text:p text:style-name="P11">Insiders</text:p>
      <text:p text:style-name="P8"/>
      <text:p text:style-name="P9"><text:tab/>Mais um vetor de ataque fisico, ter uma “fonte no interior” ou <text:span text:style-name="T2">insider </text:span>é alguém que pode transmitir informações sobre a empresa / vítima ao atacante, quer seja de forma consciente ou inconsciente. Este pode ser utilizado para saber informações básicas, tal como o nível de segurança ou até onde estão certos dispositivos dentro da empresa, a informações mais complexas, como credênciais, número e localização de servidores e câmaras de vigilância ou até ajuda direta para levar a cabo certos ataqu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117" officeooo:paragraph-rsid="001b2117"/>
    </style:style>
    <style:style style:name="MT1" style:family="text">
      <style:text-properties officeooo:rsid="001b211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text:tab/><text:tab/><text:span text:style-name="MT1">Citeforma | 2022</text:span></text:p>
      </style:header>
      <style:footer>
        <text:p text:style-name="MP1">João Rodrigo da Costa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21:48:03.571999757</meta:creation-date>
    <dc:date>2022-12-07T23:42:35.363787187</dc:date>
    <meta:editing-duration>PT1H54M35S</meta:editing-duration>
    <meta:editing-cycles>2</meta:editing-cycles>
    <meta:generator>LibreOffice/7.4.3.2$Linux_X86_64 LibreOffice_project/40$Build-2</meta:generator>
    <meta:document-statistic meta:table-count="0" meta:image-count="0" meta:object-count="0" meta:page-count="3" meta:paragraph-count="18" meta:word-count="542" meta:character-count="3248" meta:non-whitespace-character-count="2710"/>
  </office:meta>
</office:document-meta>
</file>